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89DAE7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Itálico Negrito" style:font-family-generic="roman" style:font-pitch="variable"/>
    <style:font-face style:name="Liberation Serif3" svg:font-family="'Liberation Serif'" style:font-adornments="Negrito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8.008cm" fo:margin-left="0cm" table:align="left" style:shadow="#808080 0.176cm 0.176cm"/>
    </style:style>
    <style:style style:name="Tabela1.A" style:family="table-column">
      <style:table-column-properties style:column-width="2.773cm"/>
    </style:style>
    <style:style style:name="Tabela1.B" style:family="table-column">
      <style:table-column-properties style:column-width="15.235cm"/>
    </style:style>
    <style:style style:name="Tabela1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a1.2" style:family="table-row">
      <style:table-row-properties style:min-row-height="2.058cm"/>
    </style:style>
    <style:style style:name="Tabela1.A2" style:family="table-cell">
      <style:table-cell-properties style:vertical-align="middle"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1.3" style:family="table-row">
      <style:table-row-properties style:min-row-height="1.496cm"/>
    </style:style>
    <style:style style:name="Tabela1.B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1.4" style:family="table-row">
      <style:table-row-properties style:min-row-height="1.797cm"/>
    </style:style>
    <style:style style:name="Tabela1.B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50%" fo:text-align="justify" style:justify-single-word="false"/>
    </style:style>
    <style:style style:name="P2" style:family="paragraph" style:parent-style-name="Preformatted_20_Text">
      <style:paragraph-properties fo:margin-top="0cm" fo:margin-bottom="0cm" style:contextual-spacing="false" fo:line-height="150%" fo:text-align="justify" style:justify-single-word="false"/>
    </style:style>
    <style:style style:name="P3" style:family="paragraph" style:parent-style-name="Heading_20_2">
      <style:paragraph-properties fo:margin-top="0cm" fo:margin-bottom="0cm" style:contextual-spacing="false" fo:line-height="150%" fo:text-align="justify" style:justify-single-word="false"/>
    </style:style>
    <style:style style:name="P4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fo:font-weight="bold"/>
    </style:style>
    <style:style style:name="P6" style:family="paragraph" style:parent-style-name="Table_20_Contents">
      <style:paragraph-properties fo:margin-top="0cm" fo:margin-bottom="0cm" style:contextual-spacing="false" fo:line-height="150%" fo:text-align="start" style:justify-single-word="false"/>
    </style:style>
    <style:style style:name="P7" style:family="paragraph" style:parent-style-name="Heading_20_3">
      <style:paragraph-properties fo:margin-top="0cm" fo:margin-bottom="0cm" style:contextual-spacing="false" fo:line-height="150%" fo:text-align="justify" style:justify-single-word="false"/>
    </style:style>
    <style:style style:name="P8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/>
    </style:style>
    <style:style style:name="P9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/>
    </style:style>
    <style:style style:name="T5" style:family="text">
      <style:text-properties officeooo:rsid="003547b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nipulando o DOM com <text:span text:style-name="Source_20_Text">getElementsByTagName</text:span> em JavaScript</text:p>
      <text:p text:style-name="P1"/>
      <text:p text:style-name="P1"/>
      <text:h text:style-name="Heading_20_1" text:outline-level="1">Introdução ao Método <text:span text:style-name="Source_20_Text">getElementsByTagName</text:span></text:h>
      <text:p text:style-name="Text_20_body"><text:span text:style-name="Source_20_Text"/></text:p>
      <text:p text:style-name="P1"><text:tab/>O método <text:span text:style-name="Source_20_Text"><text:span text:style-name="T1">getElementsByTagName</text:span></text:span> é uma ferramenta fundamental no arsenal de um desenvolvedor JavaScript para a manipulação do DOM (<text:span text:style-name="T2">Document Object Model</text:span>). Diferentemente de métodos projetados para selecionar um único elemento, como <text:span text:style-name="Source_20_Text"><text:span text:style-name="T1">getElementById</text:span></text:span>, este método foi criado para capturar múltiplos elementos com base em sua <text:span text:style-name="T3">tag</text:span> HTML, tornando-se crucial para a execução de operações em lote. Dominar esta ferramenta é essencial para tarefas como aplicar um mesmo estilo a vários parágrafos, adicionar um evento de clique a todos os botões de uma seção, ou coletar dados de uma lista de itens.</text:p>
      <text:p text:style-name="P1"><text:tab/>Com ele, seu objetivo é obter uma <text:span text:style-name="T4">coleção</text:span> de todos os elementos do DOM que correspondem a um nome de <text:span text:style-name="T2">tag</text:span> específico, como <text:span text:style-name="Source_20_Text">div</text:span>, <text:span text:style-name="Source_20_Text">p</text:span>, ou <text:span text:style-name="Source_20_Text">li</text:span>. Essa coleção agrupa todos os elementos encontrados, permitindo que sejam acessados e, posteriormente, manipulados. A sintaxe básica para sua utilização é bastante direta, como demonstrado abaixo:</text:p>
      <text:p text:style-name="P1"/>
      <text:p text:style-name="P2"><text:span text:style-name="Source_20_Text">// Obtendo uma coleção de elementos pela tag 'div'</text:span></text:p>
      <text:p text:style-name="P2"><text:span text:style-name="Source_20_Text">const colecaoHTML = document.getElementsByTagName('div');</text:span></text:p>
      <text:p text:style-name="P1"/>
      <text:p text:style-name="P1">Esta operação resulta em um tipo de objeto especial, um <text:span text:style-name="Source_20_Text">HTMLCollection</text:span>, que nos leva a uma distinção importante em comparação com seletores de elemento único, que retornam um <text:span text:style-name="Source_20_Text">HTMLElement</text:span> direto.</text:p>
      <text:p text:style-name="P1"/>
      <text:h text:style-name="P3" text:outline-level="2">Análise Comparativa: <text:span text:style-name="Source_20_Text">getElementById</text:span> vs. <text:span text:style-name="Source_20_Text">GetElementsByTagName</text:span></text:h>
      <text:p text:style-name="P1"><text:span text:style-name="Source_20_Text"/></text:p>
      <text:p text:style-name="P1"><text:tab/>A escolha entre <text:span text:style-name="Source_20_Text">getElementById</text:span> e <text:span text:style-name="Source_20_Text">getElementsByTagName</text:span> não é trivial; ela define a natureza de todo o código que se seguirá. Compreender que <text:span text:style-name="T1">um retorna um elemento e o outro uma coleção</text:span> é o divisor de águas para manipular o DOM de forma eficaz e evitar erros frustrantes. O tipo de retorno impacta diretamente como poderemos interagir com o resultado. A tabela abaixo detalha as diferenças cruciais entre os dois métodos:</text:p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office:value-type="string">
            <text:p text:style-name="P4">Característica</text:p>
          </table:table-cell>
          <table:table-cell table:style-name="Tabela1.B1" office:value-type="string">
            <text:p text:style-name="P4">Diferença</text:p>
          </table:table-cell>
        </table:table-row>
        <table:table-row table:style-name="Tabela1.2">
          <table:table-cell table:style-name="Tabela1.A2" office:value-type="string">
            <text:p text:style-name="P5">Tipo de Retorno</text:p>
          </table:table-cell>
          <table:table-cell table:style-name="Tabela1.B2" office:value-type="string">
            <text:p text:style-name="P6"><text:span text:style-name="Source_20_Text">getElementById</text:span> retorna um <text:span text:style-name="T4">único </text:span><text:span text:style-name="Source_20_Text"><text:span text:style-name="T4">HTMLElement</text:span></text:span>. <text:span text:style-name="Source_20_Text">getElementsByTagName</text:span> retorna uma <text:span text:style-name="T4">coleção de elementos (</text:span><text:span text:style-name="Source_20_Text"><text:span text:style-name="T4">HTMLCollection</text:span></text:span><text:span text:style-name="T4">)</text:span>.</text:p>
          </table:table-cell>
        </table:table-row>
        <table:table-row table:style-name="Tabela1.3">
          <table:table-cell table:style-name="Tabela1.A2" office:value-type="string">
            <text:p text:style-name="P5">Quantidade</text:p>
          </table:table-cell>
          <table:table-cell table:style-name="Tabela1.B2" office:value-type="string">
            <text:p text:style-name="P6"><text:span text:style-name="Source_20_Text">getElementById</text:span> sempre retorna <text:span text:style-name="T4">um elemento</text:span> (ou <text:span text:style-name="Source_20_Text">null</text:span> se não encontrado). <text:span text:style-name="Source_20_Text">getElementsByTagName</text:span> pode retornar <text:span text:style-name="T4">múltiplos elementos</text:span> em uma coleção.</text:p>
          </table:table-cell>
        </table:table-row>
        <table:table-row table:style-name="Tabela1.4">
          <table:table-cell table:style-name="Tabela1.A2" office:value-type="string">
            <text:p text:style-name="P5">Exemplo de Retorno</text:p>
          </table:table-cell>
          <table:table-cell table:style-name="Tabela1.B4" office:value-type="string">
            <text:p text:style-name="P6">O retorno de <text:span text:style-name="Source_20_Text">getElementById</text:span> é o elemento direto. O retorno de <text:span text:style-name="Source_20_Text">getElementsByTagName</text:span> é um objeto do tipo <text:span text:style-name="Source_20_Text">HTMLCollection</text:span>.</text:p>
          </table:table-cell>
        </table:table-row>
      </table:table>
      <text:p text:style-name="P1"/>
      <text:p text:style-name="P1"><text:tab/>Para manipular de forma eficaz os elementos retornados por <text:span text:style-name="Source_20_Text">getElementsByTagName</text:span>, é indispensável primeiro compreender a natureza e as limitações do <text:span text:style-name="Source_20_Text">HTMLCollection</text:span>.</text:p>
      <text:p text:style-name="P1"/>
      <text:h text:style-name="P3" text:outline-level="2">Compreendendo o <text:span text:style-name="Source_20_Text">HTMLCollection</text:span>: A Diferença Crucial para um <text:span text:style-name="Source_20_Text">Array</text:span></text:h>
      <text:p text:style-name="P1"><text:span text:style-name="Source_20_Text"/></text:p>
      <text:p text:style-name="P1"><text:tab/>Um <text:span text:style-name="Source_20_Text">HTMLCollection</text:span> é um objeto "semelhante a um <text:span text:style-name="T2">array</text:span>" (<text:span text:style-name="Source_20_Text">array-like</text:span>) que agrupa os elementos do DOM selecionados. Contudo, e este é um ponto de atenção, ele <text:span text:style-name="T4">não é</text:span> um <text:span text:style-name="Source_20_Text">Array</text:span> nativo do JavaScript. Essa distinção é o principal obstáculo que causa erros inesperados no código de desenvolvedores iniciantes. Entender essa diferença de uma vez por todas é crucial.</text:p>
      <text:p text:style-name="P1"><text:tab/>A principal limitação de um <text:span text:style-name="Source_20_Text">HTMLCollection</text:span> é a ausência da maioria dos métodos úteis que estão disponíveis em um <text:span text:style-name="Source_20_Text">Array</text:span>. Métodos como <text:span text:style-name="Source_20_Text">map</text:span>, <text:span text:style-name="Source_20_Text">filter</text:span>, <text:span text:style-name="Source_20_Text">push</text:span>, <text:span text:style-name="Source_20_Text">pop</text:span>, <text:span text:style-name="Source_20_Text">slice</text:span>, <text:span text:style-name="Source_20_Text">sort</text:span>, <text:span text:style-name="Source_20_Text">splice</text:span> e <text:span text:style-name="Source_20_Text">fill</text:span> <text:span text:style-name="T4">não estão disponíveis</text:span> em um <text:span text:style-name="Source_20_Text">HTMLCollection</text:span>. Tentar usar um desses métodos diretamente resultará em um erro. O código abaixo demonstra essa incompatibilidade ao tentar usar o método <text:span text:style-name="Source_20_Text">.map()</text:span>:</text:p>
      <text:p text:style-name="P1"/>
      <text:p text:style-name="P2"><text:span text:style-name="Source_20_Text">// Tentativa de usar .map() em um HTMLCollection - resultará em erro</text:span></text:p>
      <text:p text:style-name="P2"><text:span text:style-name="Source_20_Text">colecaoHTML.map((elemento) =&gt; {</text:span></text:p>
      <text:p text:style-name="P2"><text:span text:style-name="Source_20_Text"><text:s text:c="4"/>console.log(elemento);</text:span></text:p>
      <text:p text:style-name="P2"><text:span text:style-name="Source_20_Text">});</text:span></text:p>
      <text:p text:style-name="P1"/>
      <text:p text:style-name="P1"><text:tab/>A execução deste código irá gerar um <text:span text:style-name="Source_20_Text">TypeError</text:span> com a mensagem <text:span text:style-name="Source_20_Text">map is not a function</text:span>, confirmando de forma inequívoca que o <text:span text:style-name="Source_20_Text">.map()</text:span> não é uma função disponível para um <text:span text:style-name="Source_20_Text">HTMLCollection</text:span>, pois este objeto não herda os métodos do protótipo de <text:span text:style-name="Source_20_Text">Array</text:span>. Felizmente, existe <text:soft-page-break/>uma solução simples e moderna para superar essa limitação: a conversão do <text:span text:style-name="Source_20_Text">HTMLCollection</text:span> para um <text:span text:style-name="Source_20_Text">Array</text:span>.</text:p>
      <text:p text:style-name="P1"/>
      <text:h text:style-name="P3" text:outline-level="2">A Solução: Convertendo <text:span text:style-name="Source_20_Text">HTMLCollection</text:span> para <text:span text:style-name="Source_20_Text">Array</text:span> com o Operador Spread</text:h>
      <text:p text:style-name="P1"/>
      <text:p text:style-name="P1">Felizmente, para essa limitação que confunde tantos desenvolvedores, o JavaScript moderno oferece uma solução ao mesmo tempo elegante e poderosa: o operador <text:span text:style-name="T2">spread</text:span> (<text:span text:style-name="Source_20_Text">...</text:span>). Para contornar as restrições do <text:span text:style-name="Source_20_Text">HTMLCollection</text:span> e desbloquear todo o poder dos métodos de manipulação de <text:span text:style-name="T2">arrays</text:span>, a estratégia recomendada é transformá-lo em um <text:span text:style-name="Source_20_Text">Array</text:span> genuíno.</text:p>
      <text:p text:style-name="P1"/>
      <text:h text:style-name="P7" text:outline-level="3">Forma Direta e Recomendada</text:h>
      <text:p text:style-name="P1"/>
      <text:p text:style-name="P1"><text:tab/>A abordagem mais segura e direta é realizar a conversão no momento da declaração, atribuindo o resultado a uma constante (<text:span text:style-name="Source_20_Text">const</text:span>).</text:p>
      <text:p text:style-name="P1"/>
      <text:p text:style-name="P2"><text:span text:style-name="Source_20_Text">// Forma direta: convertendo e atribuindo a uma constante</text:span></text:p>
      <text:p text:style-name="P2"><text:span text:style-name="Source_20_Text">const colecaoComoArray = [...document.getElementsByTagName('div')];</text:span></text:p>
      <text:p text:style-name="P2"/>
      <text:p text:style-name="P2"><text:span text:style-name="Source_20_Text">// Agora podemos usar métodos de Array</text:span></text:p>
      <text:p text:style-name="P2"><text:span text:style-name="Source_20_Text">colecaoComoArray.map((elemento) =&gt; {</text:span></text:p>
      <text:p text:style-name="P2"><text:span text:style-name="Source_20_Text"><text:s text:c="4"/>console.log("Operação com .map() bem-sucedida!");</text:span></text:p>
      <text:p text:style-name="P2"><text:span text:style-name="Source_20_Text">});</text:span></text:p>
      <text:p text:style-name="P1"/>
      <text:p text:style-name="P1"><text:tab/>A principal vantagem desta abordagem é a segurança. Ao usar <text:span text:style-name="Source_20_Text">const</text:span>, você cria uma referência imutável para o seu <text:span text:style-name="T2">array</text:span>, garantindo que, ao longo da execução do programa, essa coleção de elementos não seja acidentalmente reatribuída. Essa prática confere segurança e previsibilidade ao seu código.</text:p>
      <text:p text:style-name="P1"/>
      <text:h text:style-name="P7" text:outline-level="3">Forma Alternativa (Menos Direta)</text:h>
      <text:p text:style-name="P1"/>
      <text:p text:style-name="P1"><text:tab/>Uma outra forma de realizar a conversão é declarando uma variável com <text:span text:style-name="Source_20_Text">let</text:span>, que inicialmente armazena o <text:span text:style-name="Source_20_Text">HTMLCollection</text:span>, e em seguida reatribuindo a mesma variável com a sua versão convertida para <text:span text:style-name="Source_20_Text">Array</text:span>.</text:p>
      <text:p text:style-name="P1"/>
      <text:p text:style-name="P1"/>
      <text:p text:style-name="P2"><text:soft-page-break/><text:span text:style-name="Source_20_Text">// Forma menos direta: usando uma variável e reatribuindo</text:span></text:p>
      <text:p text:style-name="P2"><text:span text:style-name="Source_20_Text">let colecaoHTML = document.getElementsByTagName('div'); // colecaoHTML é um HTMLCollection</text:span></text:p>
      <text:p text:style-name="P2"><text:span text:style-name="Source_20_Text">colecaoHTML = [...colecaoHTML]; // Agora colecaoHTML é um Array</text:span></text:p>
      <text:p text:style-name="P1"/>
      <text:p text:style-name="P1"><text:tab/>Ambas as formas atingem o mesmo objetivo, mas a primeira é geralmente preferível por sua clareza e pela imutabilidade que <text:span text:style-name="Source_20_Text">const</text:span> proporciona. Dominar esta técnica de conversão é o passo final para manipular coleções de elementos do DOM com a mesma flexibilidade e poder que você manipula <text:span text:style-name="T2">arrays </text:span>de dados.</text:p>
      <text:p text:style-name="P1"/>
      <text:h text:style-name="Heading_20_1" text:outline-level="1">Conclusão e Resumo dos Pontos-Chave</text:h>
      <text:p text:style-name="Text_20_body"/>
      <text:p text:style-name="P1"><text:tab/>Nesta <text:span text:style-name="T5">seção</text:span>, percorremos um caminho de aprendizado fundamental para a manipulação do DOM. Começamos com a seleção de múltiplos elementos usando <text:span text:style-name="Source_20_Text">getElementsByTagName</text:span>, identificamos a natureza e as limitações do <text:span text:style-name="Source_20_Text">HTMLCollection</text:span> retornado e, por fim, aprendemos a técnica moderna para convertê-lo em um <text:span text:style-name="Source_20_Text">Array</text:span> totalmente funcional. Os pontos-chave que você deve reter são:</text:p>
      <text:list text:style-name="L1">
        <text:list-item>
          <text:p text:style-name="P8"><text:span text:style-name="Source_20_Text"><text:span text:style-name="T4">getElementsByTagName</text:span></text:span> <text:span text:style-name="T4">retorna um </text:span><text:span text:style-name="Source_20_Text"><text:span text:style-name="T4">HTMLCollection</text:span></text:span>, que é uma coleção de elementos do DOM, mas não um <text:span text:style-name="Source_20_Text">Array</text:span> JavaScript.</text:p>
        </text:list-item>
        <text:list-item>
          <text:p text:style-name="P8"><text:span text:style-name="Source_20_Text"><text:span text:style-name="T4">HTMLCollection</text:span></text:span> <text:span text:style-name="T4">não possui métodos de </text:span><text:span text:style-name="Source_20_Text"><text:span text:style-name="T4">Array</text:span></text:span> como <text:span text:style-name="Source_20_Text">.map()</text:span>, <text:span text:style-name="Source_20_Text">.filter()</text:span>, entre outros, o que limita sua manipulação direta.</text:p>
        </text:list-item>
        <text:list-item>
          <text:p text:style-name="P8"><text:span text:style-name="T4">A conversão é a chave</text:span>, e o <text:span text:style-name="T4">operador spread (</text:span><text:span text:style-name="Source_20_Text"><text:span text:style-name="T4">...</text:span></text:span><text:span text:style-name="T4">)</text:span> é a forma mais moderna e eficiente de transformar um <text:span text:style-name="Source_20_Text">HTMLCollection</text:span> em um <text:span text:style-name="Source_20_Text">Array</text:span> verdadeiro.</text:p>
        </text:list-item>
        <text:list-item>
          <text:p text:style-name="P8"><text:span text:style-name="T4">A conversão para </text:span><text:span text:style-name="Source_20_Text"><text:span text:style-name="T4">Array</text:span></text:span> <text:span text:style-name="T4">desbloqueia todo o potencial de iteração</text:span> e manipulação de dados dos elementos selecionados.</text:p>
        </text:list-item>
      </text:list>
      <text:p text:style-name="P1"><text:tab/>Com este conhecimento, você está mais preparado para criar interações ricas e dinâmicas. Combine o que aprendeu aqui com os conceitos de aulas anteriores para desenvolver aplicações web cada vez mais complexas e sofisticadas.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Itálico Negrito" style:font-family-generic="roman" style:font-pitch="variable"/>
    <style:font-face style:name="Liberation Serif3" svg:font-family="'Liberation Serif'" style:font-adornments="Negrito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fill-image draw:name="_32_0_20_Percent" draw:display-name="20 Percent" xlink:href="Pictures/10000000000000080000000889DAE7A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 fo:line-height="150%"/>
      <style:text-properties fo:text-transform="uppercase" style:font-name="Liberation Serif3" fo:font-family="'Liberation Serif'" style:font-style-name="Negrito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line-height="150%"/>
      <style:text-properties style:font-name="Liberation Serif3" fo:font-family="'Liberation Serif'" style:font-style-name="Negrito" style:font-family-generic="roman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line-height="150%"/>
      <style:text-properties style:font-name="Liberation Serif2" fo:font-family="'Liberation Serif'" style:font-style-name="Itálico Negrito" style:font-family-generic="roman" style:font-pitch="variable"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cm" fo:margin-bottom="0cm" style:contextual-spacing="false" fo:line-height="150%"/>
      <style:text-properties style:font-name="Liberation Serif1" fo:font-family="'Liberation Serif'" style:font-style-name="Itálico" style:font-family-generic="roman" style:font-pitch="variable"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cm" fo:margin-bottom="0cm" style:contextual-spacing="false" fo:line-height="150%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line-height="150%" fo:text-align="justify" style:justify-single-word="false" fo:padding="0.45cm" fo:border="0.06pt solid #000000" style:shadow="#808080 0.15cm 0.15cm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loext:graphic-properties draw:fill="bitmap" draw:fill-color="#000000" draw:fill-image-name="_32_0_20_Percent" style:repeat="repeat"/>
      <style:paragraph-properties fo:margin-top="0cm" fo:margin-bottom="0cm" style:contextual-spacing="false" fo:text-align="center" style:justify-single-word="false" fo:padding="0.45cm" fo:border="0.06pt solid #000000" style:shadow="#808080 0.176cm 0.176cm">
        <style:background-image xlink:href="Pictures/10000000000000080000000889DAE7A4.png" xlink:type="simple" xlink:actuate="onLoad"/>
      </style:paragraph-properties>
      <style:text-properties fo:font-variant="normal" fo:text-transform="none" style:font-name="Liberation Serif3" fo:font-family="'Liberation Serif'" style:font-style-name="Negrito" style:font-family-generic="roman" style:font-pitch="variable" fo:font-size="24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tyle="normal" fo:font-weight="bold"/>
    </style:style>
    <style:style style:name="Contents_20_3" style:display-name="Contents 3" style:family="paragraph" style:parent-style-name="Index" style:class="index">
      <style:paragraph-properties fo:margin-left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tyle="italic" fo:font-weight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Numbering_20_Symbols" loext:num-list-format="%2%.%3%.%4%.%5%.%6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Numbering_20_Symbols" loext:num-list-format="%3%.%4%.%5%.%6%.%7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Numbering_20_Symbols" loext:num-list-format="%4%.%5%.%6%.%7%.%8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Numbering_20_Symbols" loext:num-list-format="%5%.%6%.%7%.%8%.%9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text:style-name="Numbering_20_Symbols" loext:num-list-format="%6%.%7%.%8%.%9%.%10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2T11:20:06.595167952</meta:creation-date>
    <meta:print-date>2026-01-13T19:26:49.740627185</meta:print-date>
    <meta:printed-by>Arquivos PDF</meta:printed-by>
    <dc:date>2026-01-13T20:47:11.629281701</dc:date>
    <meta:editing-duration>PT1H1M39S</meta:editing-duration>
    <meta:editing-cycles>4</meta:editing-cycles>
    <meta:generator>LibreOffice/25.8.4.2$Linux_X86_64 LibreOffice_project/290daaa01b999472f0c7a3890eb6a550fd74c6df</meta:generator>
    <meta:document-statistic meta:table-count="1" meta:image-count="0" meta:object-count="0" meta:page-count="4" meta:paragraph-count="50" meta:word-count="1002" meta:character-count="6711" meta:non-whitespace-character-count="5749"/>
  </office:meta>
</office:document-meta>
</file>